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8218" officeooo:paragraph-rsid="000d8218"/>
    </style:style>
    <style:style style:name="P2" style:family="paragraph" style:parent-style-name="Standard">
      <style:text-properties officeooo:rsid="000d8218" officeooo:paragraph-rsid="00270b57"/>
    </style:style>
    <style:style style:name="P3" style:family="paragraph" style:parent-style-name="Standard">
      <style:text-properties fo:font-weight="bold" officeooo:rsid="000d8218" officeooo:paragraph-rsid="000d8218" style:font-weight-asian="bold" style:font-weight-complex="bold"/>
    </style:style>
    <style:style style:name="P4" style:family="paragraph" style:parent-style-name="Standard">
      <style:text-properties fo:font-weight="bold" officeooo:rsid="000d8218" officeooo:paragraph-rsid="0030cb5a" style:font-weight-asian="bold" style:font-weight-complex="bold"/>
    </style:style>
    <style:style style:name="P5" style:family="paragraph" style:parent-style-name="Standard">
      <style:text-properties fo:font-weight="bold" officeooo:rsid="0010c64f" officeooo:paragraph-rsid="0010c64f" style:font-weight-asian="bold" style:font-weight-complex="bold"/>
    </style:style>
    <style:style style:name="P6" style:family="paragraph" style:parent-style-name="Standard">
      <style:text-properties fo:font-weight="bold" officeooo:rsid="001809c8" officeooo:paragraph-rsid="001809c8" style:font-weight-asian="bold" style:font-weight-complex="bold"/>
    </style:style>
    <style:style style:name="P7" style:family="paragraph" style:parent-style-name="Standard">
      <style:text-properties fo:font-weight="bold" officeooo:rsid="0030cb5a" officeooo:paragraph-rsid="0030cb5a" style:font-weight-asian="bold" style:font-weight-complex="bold"/>
    </style:style>
    <style:style style:name="P8" style:family="paragraph" style:parent-style-name="Standard">
      <style:text-properties fo:font-weight="bold" officeooo:rsid="001ba1eb" officeooo:paragraph-rsid="001ba1eb" style:font-weight-asian="bold" style:font-weight-complex="bold"/>
    </style:style>
    <style:style style:name="P9" style:family="paragraph" style:parent-style-name="Standard">
      <style:text-properties officeooo:rsid="000edee0" officeooo:paragraph-rsid="000edee0"/>
    </style:style>
    <style:style style:name="P10" style:family="paragraph" style:parent-style-name="Standard">
      <style:text-properties officeooo:rsid="0010a56c" officeooo:paragraph-rsid="0010a56c"/>
    </style:style>
    <style:style style:name="P11" style:family="paragraph" style:parent-style-name="Standard">
      <style:text-properties fo:font-weight="normal" officeooo:rsid="0010c64f" officeooo:paragraph-rsid="0010c64f" style:font-weight-asian="normal" style:font-weight-complex="normal"/>
    </style:style>
    <style:style style:name="P12" style:family="paragraph" style:parent-style-name="Standard">
      <style:text-properties fo:font-weight="normal" officeooo:rsid="00110ca4" officeooo:paragraph-rsid="00110ca4" style:font-weight-asian="normal" style:font-weight-complex="normal"/>
    </style:style>
    <style:style style:name="P13" style:family="paragraph" style:parent-style-name="Standard">
      <style:text-properties fo:font-weight="normal" officeooo:rsid="001234e2" officeooo:paragraph-rsid="001234e2" style:font-weight-asian="normal" style:font-weight-complex="normal"/>
    </style:style>
    <style:style style:name="P14" style:family="paragraph" style:parent-style-name="Standard">
      <style:text-properties fo:font-weight="normal" officeooo:rsid="001262bb" officeooo:paragraph-rsid="001262bb" style:font-weight-asian="normal" style:font-weight-complex="normal"/>
    </style:style>
    <style:style style:name="P15" style:family="paragraph" style:parent-style-name="Standard">
      <style:text-properties fo:font-weight="normal" officeooo:rsid="001756cf" officeooo:paragraph-rsid="001756cf" style:font-weight-asian="normal" style:font-weight-complex="normal"/>
    </style:style>
    <style:style style:name="P16" style:family="paragraph" style:parent-style-name="Standard">
      <style:text-properties fo:font-weight="normal" officeooo:rsid="002da69a" officeooo:paragraph-rsid="002da69a" style:font-weight-asian="normal" style:font-weight-complex="normal"/>
    </style:style>
    <style:style style:name="P17" style:family="paragraph" style:parent-style-name="Standard">
      <style:text-properties fo:font-weight="normal" officeooo:rsid="002da69a" officeooo:paragraph-rsid="0030cb5a" style:font-weight-asian="normal" style:font-weight-complex="normal"/>
    </style:style>
    <style:style style:name="P18" style:family="paragraph" style:parent-style-name="Standard">
      <style:text-properties officeooo:rsid="001809c8" officeooo:paragraph-rsid="001809c8"/>
    </style:style>
    <style:style style:name="P19" style:family="paragraph" style:parent-style-name="Standard">
      <style:text-properties style:text-underline-style="solid" style:text-underline-width="auto" style:text-underline-color="font-color" officeooo:rsid="001ba1eb" officeooo:paragraph-rsid="001ba1eb"/>
    </style:style>
    <style:style style:name="P20" style:family="paragraph" style:parent-style-name="Standard">
      <style:text-properties style:text-underline-style="solid" style:text-underline-width="auto" style:text-underline-color="font-color" officeooo:rsid="001ba1eb" officeooo:paragraph-rsid="0030cb5a"/>
    </style:style>
    <style:style style:name="P21" style:family="paragraph" style:parent-style-name="Standard">
      <style:text-properties style:text-underline-style="none" officeooo:rsid="001ba1eb" officeooo:paragraph-rsid="001ba1eb"/>
    </style:style>
    <style:style style:name="P22" style:family="paragraph" style:parent-style-name="Standard">
      <style:text-properties style:text-underline-style="none" officeooo:rsid="001ba1eb" officeooo:paragraph-rsid="0030cb5a"/>
    </style:style>
    <style:style style:name="P23" style:family="paragraph" style:parent-style-name="Standard">
      <style:text-properties style:text-underline-style="none" officeooo:rsid="00257836" officeooo:paragraph-rsid="00257836"/>
    </style:style>
    <style:style style:name="P24" style:family="paragraph" style:parent-style-name="Standard">
      <style:text-properties style:text-underline-style="none" officeooo:rsid="00257836" officeooo:paragraph-rsid="0030cb5a"/>
    </style:style>
    <style:style style:name="P25" style:family="paragraph" style:parent-style-name="Standard">
      <style:text-properties style:text-underline-style="none" officeooo:rsid="001d435a" officeooo:paragraph-rsid="001d435a"/>
    </style:style>
    <style:style style:name="P26" style:family="paragraph" style:parent-style-name="Standard">
      <style:text-properties style:text-underline-style="none" officeooo:rsid="001d435a" officeooo:paragraph-rsid="0030cb5a"/>
    </style:style>
    <style:style style:name="P27" style:family="paragraph" style:parent-style-name="Standard">
      <style:text-properties officeooo:rsid="001ba1eb" officeooo:paragraph-rsid="001ba1eb"/>
    </style:style>
    <style:style style:name="P28" style:family="paragraph" style:parent-style-name="Standard">
      <style:text-properties officeooo:rsid="001ba1eb" officeooo:paragraph-rsid="0030cb5a"/>
    </style:style>
    <style:style style:name="P29" style:family="paragraph" style:parent-style-name="Standard">
      <style:text-properties officeooo:rsid="0028c92d" officeooo:paragraph-rsid="0031a343"/>
    </style:style>
    <style:style style:name="P30" style:family="paragraph" style:parent-style-name="Standard">
      <style:text-properties officeooo:rsid="0028c92d" officeooo:paragraph-rsid="0036f92e"/>
    </style:style>
    <style:style style:name="P31" style:family="paragraph" style:parent-style-name="Standard">
      <style:text-properties officeooo:rsid="002b32eb" officeooo:paragraph-rsid="002b32eb"/>
    </style:style>
    <style:style style:name="P32" style:family="paragraph" style:parent-style-name="Standard">
      <style:text-properties officeooo:rsid="002b32eb" officeooo:paragraph-rsid="0030cb5a"/>
    </style:style>
    <style:style style:name="P33" style:family="paragraph" style:parent-style-name="Standard">
      <style:text-properties officeooo:rsid="002da69a" officeooo:paragraph-rsid="0036f92e"/>
    </style:style>
    <style:style style:name="P34" style:family="paragraph" style:parent-style-name="Standard">
      <style:text-properties officeooo:rsid="0037c4b6" officeooo:paragraph-rsid="0037c4b6"/>
    </style:style>
    <style:style style:name="P35" style:family="paragraph" style:parent-style-name="Standard">
      <style:text-properties fo:font-weight="normal" officeooo:rsid="0010a56c" officeooo:paragraph-rsid="000d8218" style:font-weight-asian="normal" style:font-weight-complex="normal"/>
    </style:style>
    <style:style style:name="P36" style:family="paragraph" style:parent-style-name="Standard">
      <style:text-properties fo:font-weight="normal" officeooo:rsid="003876ed" officeooo:paragraph-rsid="003c7b04" style:font-weight-asian="normal" style:font-weight-complex="normal"/>
    </style:style>
    <style:style style:name="P37" style:family="paragraph" style:parent-style-name="Standard">
      <style:text-properties officeooo:rsid="000d8218" officeooo:paragraph-rsid="003c7b04"/>
    </style:style>
    <style:style style:name="P38" style:family="paragraph" style:parent-style-name="Standard">
      <style:text-properties fo:font-weight="bold" officeooo:rsid="003876ed" officeooo:paragraph-rsid="003c7b04" style:font-weight-asian="bold" style:font-weight-complex="bold"/>
    </style:style>
    <style:style style:name="P39" style:family="paragraph" style:parent-style-name="Standard">
      <style:text-properties officeooo:rsid="001809c8" officeooo:paragraph-rsid="003c7b04"/>
    </style:style>
    <style:style style:name="T1" style:family="text">
      <style:text-properties officeooo:rsid="000edee0"/>
    </style:style>
    <style:style style:name="T2" style:family="text">
      <style:text-properties fo:font-weight="bold" style:font-weight-asian="bold" style:font-weight-complex="bold"/>
    </style:style>
    <style:style style:name="T3" style:family="text">
      <style:text-properties fo:font-weight="bold" officeooo:rsid="000edee0" style:font-weight-asian="bold" style:font-weight-complex="bold"/>
    </style:style>
    <style:style style:name="T4" style:family="text">
      <style:text-properties fo:font-weight="bold" officeooo:rsid="001d435a" style:font-weight-asian="bold" style:font-weight-complex="bold"/>
    </style:style>
    <style:style style:name="T5" style:family="text">
      <style:text-properties fo:font-weight="bold" officeooo:rsid="001e0fc1" style:font-weight-asian="bold" style:font-weight-complex="bold"/>
    </style:style>
    <style:style style:name="T6" style:family="text">
      <style:text-properties fo:font-weight="bold" officeooo:rsid="0028c92d" style:font-weight-asian="bold" style:font-weight-complex="bold"/>
    </style:style>
    <style:style style:name="T7" style:family="text">
      <style:text-properties fo:font-weight="bold" officeooo:rsid="002be179" style:font-weight-asian="bold" style:font-weight-complex="bold"/>
    </style:style>
    <style:style style:name="T8" style:family="text">
      <style:text-properties fo:font-weight="bold" officeooo:rsid="002f88b6" style:font-weight-asian="bold" style:font-weight-complex="bold"/>
    </style:style>
    <style:style style:name="T9" style:family="text">
      <style:text-properties fo:font-weight="bold" officeooo:rsid="002da69a" style:font-weight-asian="bold" style:font-weight-complex="bold"/>
    </style:style>
    <style:style style:name="T10" style:family="text">
      <style:text-properties fo:font-weight="bold" officeooo:rsid="0032165f" style:font-weight-asian="bold" style:font-weight-complex="bold"/>
    </style:style>
    <style:style style:name="T11" style:family="text">
      <style:text-properties officeooo:rsid="0010a56c"/>
    </style:style>
    <style:style style:name="T12" style:family="text">
      <style:text-properties fo:font-weight="normal" officeooo:rsid="0010a56c" style:font-weight-asian="normal" style:font-weight-complex="normal"/>
    </style:style>
    <style:style style:name="T13" style:family="text">
      <style:text-properties officeooo:rsid="001234e2"/>
    </style:style>
    <style:style style:name="T14" style:family="text">
      <style:text-properties officeooo:rsid="001262bb"/>
    </style:style>
    <style:style style:name="T15" style:family="text">
      <style:text-properties officeooo:rsid="0013fa42"/>
    </style:style>
    <style:style style:name="T16" style:family="text">
      <style:text-properties officeooo:rsid="0014d404"/>
    </style:style>
    <style:style style:name="T17" style:family="text">
      <style:text-properties officeooo:rsid="001809c8"/>
    </style:style>
    <style:style style:name="T18" style:family="text">
      <style:text-properties officeooo:rsid="0019f75b"/>
    </style:style>
    <style:style style:name="T19" style:family="text">
      <style:text-properties officeooo:rsid="001a34d8"/>
    </style:style>
    <style:style style:name="T20" style:family="text">
      <style:text-properties officeooo:rsid="001d435a"/>
    </style:style>
    <style:style style:name="T21" style:family="text">
      <style:text-properties officeooo:rsid="001e0fc1"/>
    </style:style>
    <style:style style:name="T22" style:family="text">
      <style:text-properties officeooo:rsid="0028c92d"/>
    </style:style>
    <style:style style:name="T23" style:family="text">
      <style:text-properties officeooo:rsid="001ba1eb"/>
    </style:style>
    <style:style style:name="T24" style:family="text">
      <style:text-properties officeooo:rsid="0029c32c"/>
    </style:style>
    <style:style style:name="T25" style:family="text">
      <style:text-properties officeooo:rsid="002be179"/>
    </style:style>
    <style:style style:name="T26" style:family="text">
      <style:text-properties officeooo:rsid="002da69a"/>
    </style:style>
    <style:style style:name="T27" style:family="text">
      <style:text-properties officeooo:rsid="002f88b6"/>
    </style:style>
    <style:style style:name="T28" style:family="text">
      <style:text-properties officeooo:rsid="0030cb5a"/>
    </style:style>
    <style:style style:name="T29" style:family="text">
      <style:text-properties officeooo:rsid="0031a343"/>
    </style:style>
    <style:style style:name="T30" style:family="text">
      <style:text-properties officeooo:rsid="00352545"/>
    </style:style>
    <style:style style:name="T31" style:family="text">
      <style:text-properties officeooo:rsid="0037c4b6"/>
    </style:style>
    <style:style style:name="T32" style:family="text">
      <style:text-properties officeooo:rsid="003ab889"/>
    </style:style>
    <style:style style:name="T33" style:family="text">
      <style:text-properties officeooo:rsid="003bf9d6"/>
    </style:style>
    <style:style style:name="T34" style:family="text">
      <style:text-properties officeooo:rsid="003a45d7"/>
    </style:style>
    <style:style style:name="T35" style:family="text">
      <style:text-properties officeooo:rsid="003c7b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omas Morrison &amp; Noel Puldon</text:p>
      <text:p text:style-name="P1">ASEN4519 – Lab 6</text:p>
      <text:p text:style-name="P1">3/11/16</text:p>
      <text:p text:style-name="P1"/>
      <text:p text:style-name="P6">ASSIGNMENT REPORT:</text:p>
      <text:p text:style-name="P18">Methodology:</text:p>
      <text:p text:style-name="P39">Methodology:</text:p>
      <text:p text:style-name="P39">For <text:span text:style-name="T34">the </text:span>C implementation of the Apollo 13 simulation, we used RK4 instead of RK45 like we did in <text:span text:style-name="T35">MATLAB</text:span> <text:span text:style-name="T34">to find the optimal solution for both objectives separately</text:span>. <text:s/>A similar optimization scheme was used from MATLAB to arrive at the final result. <text:s/>This scheme involve<text:span text:style-name="T34">d</text:span> creat<text:span text:style-name="T19">ing</text:span> <text:span text:style-name="T19">successively</text:span> higher orders <text:span text:style-name="T34">of resolution for</text:span> <text:span text:style-name="T35">a </text:span>solution space <text:span text:style-name="T34">which </text:span>consist<text:span text:style-name="T34">ed</text:span> of <text:span text:style-name="T34">delta V</text:span> values for the initial spacecraft impulses <text:span text:style-name="T34">(Vx &amp; Vy)</text:span>. <text:s/><text:span text:style-name="T34">We then ran through several for loops that tested each of these solution spaces narrowing in on the optimum result at each level until the desired accuracy was reached.</text:span> <text:s/>One of the difference<text:span text:style-name="T35">s</text:span> between MATLAB <text:span text:style-name="T18">and C was that in C there was no random selecting of individuals indices of the solution space per resolution. <text:s/>We ran RK4 for all cases that were within the constraint determined by the level of accuracy desired. Using RK4 were able to use a large time step, 200 seconds and still arrive within tolerance quickly.</text:span></text:p>
      <text:p text:style-name="P18"/>
      <text:p text:style-name="P34">Map of Source Files:</text:p>
      <text:p text:style-name="P34">Our code consists of two source files; ThreeBody.c and rk4_solver.c, and a header file; FUNCTIONS.h. ThreeBody.c contains the main function and several other function<text:span text:style-name="T32">s</text:span> that the main function calls. It contains a function that optimizes the solution space (Opti_io). This function uses a method to narrow in on the optimal solution. The final solution space that the function checks is determined by the input of accuracy from the command line. This file also contains functions to create the solution space. It also contains the function “Initialize” that initializes a struct for necessary values.</text:p>
      <text:p text:style-name="P34"/>
      <text:p text:style-name="P34">The second file is rk4_solver.c, which contains the rest of the functions needed for the program. These functions solve rk4 given inputs for the dv's of the spaceship. We used rk4 so that we could have a larger time-step and not lose accuracy compared to lower order solvers. rk4_solver.c also checks the conditions and if a minimal solution is found depending on the objective it will adjust the optimal solution using pointers to main. Also, rk4_solver.c contains a function that creates <text:span text:style-name="T32">text files for the</text:span> optimal solution<text:span text:style-name="T32">s</text:span>. Essentially, after the optimal solutions are found, it runs rk4 one more time to produce the solution files. </text:p>
      <text:p text:style-name="P34"/>
      <text:p text:style-name="P34">FUNCTIONS.h is the header file that contains all the function prototypes needed.</text:p>
      <text:p text:style-name="P18"/>
      <text:p text:style-name="P8">Objective 2 Explanation:</text:p>
      <text:p text:style-name="P29"><text:span text:style-name="T23">When we compared our results to Dr. Evans results from assignment 2 objective 2, we see that the delta-v's are different, but the corresponding times are similar (with in .5%). We believe this <text:s/>is due to the fact that different combinations of delta-v's for the spacecraft in the X and Y direction will give different corresponding times. Thus, we don't think that our answers are wrong as Objective 2 is looking for the “shortest time”, which our answers for shortest time are within 5% difference. The table below demonstrates this. </text:span>We als<text:span text:style-name="T27">o used a slightly more accurate</text:span> gravitational constant compared to Dr. Evans M<text:span text:style-name="T31">ATLAB</text:span> code, <text:span text:style-name="T29">which may have had an impact on the results</text:span>. We adjusted th<text:span text:style-name="T29">is</text:span> accordingly <text:span text:style-name="T29">to better match Dr. Evans results</text:span>. </text:p>
      <text:p text:style-name="P29"/>
      <text:p text:style-name="P30"><text:span text:style-name="T26">Because we used RK4, we were able to use a larger time-step (DT = 200) without loosing accuracy compared to Eulers. If you increase the time step the accuracy will increase, but the time will also increase. For example, if you increase the time step to DT = 10, for a clearance of 100000 the results </text:span><text:soft-page-break/><text:span text:style-name="T26">will be dvsx = -85 m/s and dvsy = 52.50 m/s which is closer to the answer given by Dr. Evans code. However, as you can see below the time given with DT = 200 produces a time within .1007 % of the time given by Dr. Evans code. Because of the large time step the answer produced may not correspond to a solution using Dr. Evans code, but it does meet the </text:span><text:span text:style-name="T9">criteria of 0.5 accuracy in the grid search.</text:span><text:span text:style-name="T26"> </text:span></text:p>
      <text:p text:style-name="P30"/>
      <text:p text:style-name="P33">We could increase the time step to get more accurate results, but at a cost to run time. As the table below shows our solutions are well within 5 % accuracy for the time. Additionally, we don't know exactly what time step must be used, using RK4, to give sufficiently accurate results. Our only measure of accuracy was comparing our results to Dr. Evans results (as shown below) and <text:span text:style-name="T33">specifying</text:span> that the grid space search is in the constraints of the user chosen accuracy. We chose to leave the time-step at 200 to increase our chances for the bonus. The time-step can be changed in ThreeBody.c <text:span text:style-name="T31">file </text:span>variable DT if desired.</text:p>
      <text:p text:style-name="P27"/>
      <text:p text:style-name="P7">Table 1 corresponds to a time step of DT = 200 and Accuracy = 0.5</text:p>
      <text:p text:style-name="P19">Code<text:tab/><text:tab/>Clearance<text:tab/>dvsx<text:tab/><text:tab/>dvsy<text:tab/><text:tab/>Corresponding Time <text:s text:c="3"/>%<text:span text:style-name="T20">Difference(Time)</text:span></text:p>
      <text:p text:style-name="P25">Dr. Evans<text:tab/>0<text:tab/><text:tab/>-<text:span text:style-name="T21">68.0105<text:tab/>49.6489<text:tab/>80.155</text:span></text:p>
      <text:p text:style-name="P25">Our Code<text:tab/>0<text:tab/><text:tab/>-<text:span text:style-name="T22">83.500</text:span><text:tab/><text:span text:style-name="T30">49</text:span>.<text:span text:style-name="T30">5</text:span>00<text:span text:style-name="T22">0</text:span><text:tab/>80.<text:span text:style-name="T30">111</text:span><text:tab/><text:tab/><text:tab/><text:tab/><text:span text:style-name="T2">.</text:span><text:span text:style-name="T6">01</text:span><text:span text:style-name="T7">73</text:span><text:span text:style-name="T5">%</text:span></text:p>
      <text:p text:style-name="P23">Dr. Evans<text:tab/>1000<text:tab/><text:tab/>-68.1944<text:tab/>49.6751<text:tab/><text:span text:style-name="T25">80.168<text:tab/><text:tab/><text:tab/><text:tab/></text:span></text:p>
      <text:p text:style-name="P23">Our Code<text:tab/><text:span text:style-name="T25">1000<text:tab/><text:tab/>-77.000<text:tab/>49.5000<text:tab/>80.111<text:tab/><text:tab/><text:tab/><text:tab/></text:span><text:span text:style-name="T7">.2344%</text:span></text:p>
      <text:p text:style-name="P21">Dr. Evans<text:tab/>10000<text:tab/><text:tab/>-79.1580<text:tab/>49.9916<text:tab/>80.29<text:span text:style-name="T25">1</text:span><text:tab/><text:tab/><text:tab/><text:tab/></text:p>
      <text:p text:style-name="P27">Our Code<text:tab/>10000<text:tab/><text:tab/>-<text:span text:style-name="T24">80.0000<text:tab/>50.0000<text:tab/>80.294</text:span><text:tab/><text:tab/><text:tab/><text:tab/><text:span text:style-name="T2">.</text:span><text:span text:style-name="T4">0</text:span><text:span text:style-name="T7">037</text:span><text:span text:style-name="T4">%</text:span></text:p>
      <text:p text:style-name="P16">Dr. Evans<text:tab/>100000<text:tab/>-<text:span text:style-name="T27">89.3457<text:tab/>52.2574<text:tab/>81.362</text:span></text:p>
      <text:p text:style-name="P31">Our Code<text:tab/>100000<text:tab/>-<text:span text:style-name="T33">84.5000</text:span><text:tab/>52.0000<text:tab/>81.<text:span text:style-name="T27">444</text:span><text:tab/><text:tab/><text:tab/><text:span text:style-name="T2"><text:tab/>.</text:span><text:span text:style-name="T8">1007%</text:span></text:p>
      <text:p text:style-name="P1"/>
      <text:p text:style-name="P7">Table 2 corresponds to a time step of DT = 10 and Accuracy = 0.5</text:p>
      <text:p text:style-name="P20">Code<text:tab/><text:tab/>Clearance<text:tab/>dvsx<text:tab/><text:tab/>dvsy<text:tab/><text:tab/>Corresponding Time <text:s text:c="3"/>%<text:span text:style-name="T20">Difference(Time)</text:span></text:p>
      <text:p text:style-name="P26">Dr. Evans<text:tab/>0<text:tab/><text:tab/>-<text:span text:style-name="T21">68.0105<text:tab/>49.6489<text:tab/>80.155</text:span></text:p>
      <text:p text:style-name="P26">Our Code<text:tab/>0<text:tab/><text:tab/>-<text:span text:style-name="T22">84.000</text:span><text:tab/><text:span text:style-name="T22">50</text:span>.000<text:span text:style-name="T22">0</text:span><text:tab/>80.<text:span text:style-name="T22">292</text:span><text:tab/><text:tab/><text:tab/><text:tab/><text:span text:style-name="T2">.</text:span><text:span text:style-name="T6">1</text:span><text:span text:style-name="T7">7</text:span><text:span text:style-name="T10">08</text:span><text:span text:style-name="T5">%</text:span></text:p>
      <text:p text:style-name="P24">Dr. Evans<text:tab/>1000<text:tab/><text:tab/>-68.1944<text:tab/>49.6751<text:tab/><text:span text:style-name="T25">80.168<text:tab/><text:tab/><text:tab/><text:tab/></text:span></text:p>
      <text:p text:style-name="P24">Our Code<text:tab/><text:span text:style-name="T25">1000<text:tab/><text:tab/>-84.000<text:tab/>50.0000<text:tab/>80.292<text:tab/><text:tab/><text:tab/><text:tab/></text:span><text:span text:style-name="T7">.</text:span><text:span text:style-name="T10">1546</text:span><text:span text:style-name="T7">%</text:span></text:p>
      <text:p text:style-name="P22">Dr. Evans<text:tab/>10000<text:tab/><text:tab/>-79.1580<text:tab/>49.9916<text:tab/>80.29<text:span text:style-name="T25">1</text:span><text:tab/><text:tab/><text:tab/><text:tab/></text:p>
      <text:p text:style-name="P28">Our Code<text:tab/>10000<text:tab/><text:tab/>-<text:span text:style-name="T24">80.0000<text:tab/>50.0000<text:tab/>80.294</text:span><text:tab/><text:tab/><text:tab/><text:tab/><text:span text:style-name="T2">.</text:span><text:span text:style-name="T4">0</text:span><text:span text:style-name="T7">037</text:span><text:span text:style-name="T4">%</text:span></text:p>
      <text:p text:style-name="P17">Dr. Evans<text:tab/>100000<text:tab/>-<text:span text:style-name="T27">89.3457<text:tab/>52.2574<text:tab/>81.362</text:span></text:p>
      <text:p text:style-name="P32">Our Code<text:tab/>100000<text:tab/>-<text:span text:style-name="T28">85.0000</text:span><text:tab/>52.<text:span text:style-name="T28">5</text:span>000<text:tab/>81.<text:span text:style-name="T28">506</text:span><text:tab/><text:tab/><text:tab/><text:span text:style-name="T2"><text:tab/></text:span><text:span text:style-name="T10">1</text:span><text:span text:style-name="T2">.</text:span><text:span text:style-name="T10">4135</text:span><text:span text:style-name="T8">%</text:span></text:p>
      <text:p text:style-name="P4"/>
      <text:p text:style-name="P37"><text:span text:style-name="T2">Part 1:</text:span></text:p>
      <text:p text:style-name="P37"><text:span text:style-name="T2"/></text:p>
      <text:p text:style-name="P38">Mappings for Source Files:</text:p>
      <text:p text:style-name="P36">Morrison/Assignments/Assignment_6_Redux/Submission/ThreeBody.c</text:p>
      <text:p text:style-name="P36">Morrison/Assignments/Assignment_6_Redux/Submission/rk4_solver.c</text:p>
      <text:p text:style-name="P36"/>
      <text:p text:style-name="P38">Mappings for Header Files:</text:p>
      <text:p text:style-name="P36">Morrison/Assignments/Assignment_6_Redux/Submission/FUNCTIONS.h</text:p>
      <text:p text:style-name="P37"/>
      <text:p text:style-name="P37"><text:span text:style-name="T3">Procedures</text:span><text:span text:style-name="T1">:</text:span></text:p>
      <text:p text:style-name="P9"><text:span text:style-name="T2">Compile the following .c files into .o using gcc</text:span>.</text:p>
      <text:p text:style-name="P9">ThreeBody.c, rk4_solver.c, </text:p>
      <text:p text:style-name="P9"/>
      <text:p text:style-name="P9"><text:span text:style-name="T2">Example compilation command</text:span>:</text:p>
      <text:p text:style-name="P9"><text:soft-page-break/>gcc -c ThreeBody.c rk4_solver.c -<text:span text:style-name="T14">pg -O1</text:span></text:p>
      <text:p text:style-name="P9"/>
      <text:p text:style-name="P9"><text:span text:style-name="T2">Link object files together into one executable using the following command</text:span>:</text:p>
      <text:p text:style-name="P9">gcc -o ThreeBody ThreeBody.o rk4_solver.o -<text:span text:style-name="T15">pg -lm</text:span></text:p>
      <text:p text:style-name="P9"/>
      <text:p text:style-name="P9"><text:span text:style-name="T2">Run using the command</text:span>: ./ThreeBody Objective Clearance Accuracy</text:p>
      <text:p text:style-name="P9">Example: ./ThreeBody 1 10000 0.5</text:p>
      <text:p text:style-name="P9"/>
      <text:p text:style-name="P10">This command will generate a output test file in the same folder Threebody.c was run with the naming convention “Optimum_Objective_Clearance_Accuracy”. Example: <text:s/>Optimum_1_10000_0p5.txt</text:p>
      <text:p text:style-name="P1"/>
      <text:p text:style-name="P1"><text:span text:style-name="T2">Part 2-</text:span><text:span text:style-name="T11">The plots for part 2 are in the submission folder with everything else.</text:span></text:p>
      <text:p text:style-name="P1"/>
      <text:p text:style-name="P3">Part 3-<text:span text:style-name="T12">The output files and bash script are in the submission folder.</text:span></text:p>
      <text:p text:style-name="P35"/>
      <text:p text:style-name="P5"><text:span text:style-name="T17">PROFILE REPORT</text:span>:</text:p>
      <text:p text:style-name="P11">Objective 1: Located in file Optimize_obj1.txt</text:p>
      <text:p text:style-name="P5">Flat Profile:</text:p>
      <text:p text:style-name="P12">This profile shows that the function RHS was the most heavily used accumulating <text:span text:style-name="T13">up </text:span>to ~53% of the total run time of 0.93 seconds (seems low from observation). <text:s/>RHS was called nearly 17 million time during the optimization of objective 1. <text:s/>The next highest is rk4vec which was called 4 million times.</text:p>
      <text:p text:style-name="P11"/>
      <text:p text:style-name="P11"><text:span text:style-name="T2">Call Graph</text:span>:</text:p>
      <text:p text:style-name="P14">The call graph shows how a function's children contribute to the parent functions overall time. <text:s/>As seen from the text <text:span text:style-name="T16">file submitted, <text:s/>the function get_solution_vectors spend most of its time with it's children. <text:s/>About half of the time RHS and a quarter of the time with rk4 and rk4vec.</text:span></text:p>
      <text:p text:style-name="P11"/>
      <text:p text:style-name="P11">Objective 2: Located in file Optimize_obj2.txt</text:p>
      <text:p text:style-name="P11"><text:span text:style-name="T2">Flat Profile</text:span>:</text:p>
      <text:p text:style-name="P13">The profile shows once again that RHS was the most heavily used program accumulating up to ~57% of the total run time of 0.63 seconds. <text:s/>This objective was quicker than objective 1 by close to 50%! <text:s/>How ironic since it is the time minimization objective.</text:p>
      <text:p text:style-name="P11"/>
      <text:p text:style-name="P11"><text:span text:style-name="T2">Call Graph</text:span>:</text:p>
      <text:p text:style-name="P15">The call <text:span text:style-name="T17">graph for objective 2 is similar to objective 1. <text:s/>This is no surprise since the objective do not alter the implementation of the numerical integration, on what values are kept between each run. <text:s/>From the text file provided for objective 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6:10:15.695793234</meta:creation-date>
    <dc:date>2016-04-03T23:10:57.639958587</dc:date>
    <meta:editing-duration>PT8H12M28S</meta:editing-duration>
    <meta:editing-cycles>23</meta:editing-cycles>
    <meta:generator>LibreOffice/4.2.8.2$Linux_X86_64 LibreOffice_project/420m0$Build-2</meta:generator>
    <meta:document-statistic meta:table-count="0" meta:image-count="0" meta:object-count="0" meta:page-count="3" meta:paragraph-count="64" meta:word-count="1235" meta:character-count="7620" meta:non-whitespace-character-count="6363"/>
  </office:meta>
</office:document-meta>
</file>